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410656"/>
    </style:style>
    <style:style style:name="P3" style:family="paragraph" style:parent-style-name="Heading_20_3">
      <style:text-properties officeooo:paragraph-rsid="00410656"/>
    </style:style>
    <style:style style:name="P4" style:family="paragraph" style:parent-style-name="Heading_20_4">
      <style:text-properties officeooo:paragraph-rsid="00410656"/>
    </style:style>
    <style:style style:name="P5" style:family="paragraph" style:parent-style-name="Heading_20_4">
      <style:text-properties officeooo:paragraph-rsid="0041c75c"/>
    </style:style>
    <style:style style:name="P6" style:family="paragraph" style:parent-style-name="Text_20_body">
      <style:text-properties officeooo:paragraph-rsid="00410656"/>
    </style:style>
    <style:style style:name="P7" style:family="paragraph" style:parent-style-name="Text_20_body">
      <style:text-properties officeooo:paragraph-rsid="0041c7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4d29" style:font-weight-asian="normal" style:font-weight-complex="normal"/>
    </style:style>
    <style:style style:name="T3" style:family="text">
      <style:text-properties fo:font-weight="normal" officeooo:rsid="00410656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10656" style:font-style-asian="normal" style:font-style-complex="normal"/>
    </style:style>
    <style:style style:name="T6" style:family="text">
      <style:text-properties fo:font-style="normal" officeooo:rsid="0041c75c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10656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41c75c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41c75c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2">L</text:span><text:span text:style-name="T1">es </text:span><text:span text:style-name="T3">temps du présent</text:span></text:h>
      <text:h text:style-name="P2" text:outline-level="2"><text:span text:style-name="Emphasis"><text:span text:style-name="T5">Le présent simple</text:span></text:span></text:h>
      <text:h text:style-name="Heading_20_3" text:outline-level="3"><text:span text:style-name="Emphasis"><text:span text:style-name="T4">Formation</text:span></text:span></text:h>
      <text:h text:style-name="Heading_20_4" text:outline-level="4"><text:span text:style-name="Emphasis"><text:span text:style-name="T4">Forme +</text:span></text:span></text:h>
      <text:p text:style-name="Text_20_body"><text:span text:style-name="Emphasis"><text:span text:style-name="T4">La formation du présent simple est </text:span></text:span><text:span text:style-name="Emphasis"><text:span text:style-name="T9">S</text:span></text:span><text:span text:style-name="Emphasis"><text:span text:style-name="T7"> + base verbale</text:span></text:span><text:span text:style-name="Emphasis"><text:span text:style-name="T4">.</text:span></text:span></text:p>
      <text:p text:style-name="Text_20_body"><text:span text:style-name="Emphasis"><text:span text:style-name="T11">À</text:span></text:span><text:span text:style-name="Emphasis"><text:span text:style-name="T4"> la troisième personne du singulier :</text:span></text:span></text:p>
      <text:p text:style-name="Text_20_body"><text:span text:style-name="Emphasis"><text:span text:style-name="T4">- Le verbe au présent simple finit toujours en -</text:span></text:span><text:span text:style-name="Emphasis"><text:span text:style-name="T7">s</text:span></text:span><text:span text:style-name="Emphasis"><text:span text:style-name="T4">.</text:span></text:span></text:p>
      <text:p text:style-name="Text_20_body"><text:span text:style-name="Emphasis"><text:span text:style-name="T4">- Les verbes qui finissent en </text:span></text:span><text:span text:style-name="Emphasis"><text:span text:style-name="T7">-ss, -sh, -zz</text:span></text:span><text:span text:style-name="Emphasis"><text:span text:style-name="T4">, -</text:span></text:span><text:span text:style-name="Emphasis"><text:span text:style-name="T7">ch</text:span></text:span><text:span text:style-name="Emphasis"><text:span text:style-name="T4"> terminent en -</text:span></text:span><text:span text:style-name="Emphasis"><text:span text:style-name="T7">es</text:span></text:span><text:span text:style-name="Emphasis"><text:span text:style-name="T4">­.</text:span></text:span></text:p>
      <text:p text:style-name="Text_20_body"><text:span text:style-name="Emphasis"><text:span text:style-name="T4">- Les verbes qui finissent en </text:span></text:span><text:span text:style-name="Emphasis"><text:span text:style-name="T7">consonne + -y</text:span></text:span><text:span text:style-name="Emphasis"><text:span text:style-name="T4"> terminent en -</text:span></text:span><text:span text:style-name="Emphasis"><text:span text:style-name="T7">ies</text:span></text:span><text:span text:style-name="Emphasis"><text:span text:style-name="T4">.</text:span></text:span></text:p>
      <text:p text:style-name="Text_20_body"><text:span text:style-name="Emphasis"><text:span text:style-name="T4">- Les verbes qui finissent en -</text:span></text:span><text:span text:style-name="Emphasis"><text:span text:style-name="T7">o</text:span></text:span><text:span text:style-name="Emphasis"><text:span text:style-name="T4"> terminent en -</text:span></text:span><text:span text:style-name="Emphasis"><text:span text:style-name="T7">oes</text:span></text:span><text:span text:style-name="Emphasis"><text:span text:style-name="T4">.</text:span></text:span></text:p>
      <text:h text:style-name="Heading_20_4" text:outline-level="4"><text:span text:style-name="Emphasis"><text:span text:style-name="T4">Forme - (S + Do + V)</text:span></text:span></text:h>
      <text:p text:style-name="P6"><text:span text:style-name="Emphasis"><text:span text:style-name="T5">On utilise l'auxiliaire do. C'est lui qui est conjugué et qui porte la négation not. Le verbe reste à l'infinitif.</text:span></text:span></text:p>
      <text:h text:style-name="Heading_20_4" text:outline-level="4"><text:span text:style-name="Emphasis"><text:span text:style-name="T4">Forme ? (D + S+ V)</text:span></text:span></text:h>
      <text:p text:style-name="P6"><text:span text:style-name="Emphasis"><text:span text:style-name="T5">On utilise l'auxiliaire do. C'est lui qui est conjugué, le verbe reste à l'infinitif.</text:span></text:span></text:p>
      <text:h text:style-name="Heading_20_3" text:outline-level="3"><text:span text:style-name="Emphasis"><text:span text:style-name="T4">Utilisation</text:span></text:span></text:h>
      <text:p text:style-name="Text_20_body"><text:span text:style-name="Emphasis"><text:span text:style-name="T4">Le présent simple peut servir à exprimer :</text:span></text:span></text:p>
      <text:p text:style-name="Text_20_body"><text:span text:style-name="Emphasis"><text:span text:style-name="T4">- Une habitude</text:span></text:span></text:p>
      <text:p text:style-name="Text_20_body"><text:span text:style-name="Emphasis"><text:span text:style-name="T4">- Une description d'actions successives racontées en direct</text:span></text:span></text:p>
      <text:p text:style-name="Text_20_body"><text:span text:style-name="Emphasis"><text:span text:style-name="T4">- Une vérité générale</text:span></text:span></text:p>
      <text:p text:style-name="Text_20_body"><text:span text:style-name="Emphasis"><text:span text:style-name="T4">- Une description physique</text:span></text:span></text:p>
      <text:p text:style-name="Text_20_body"><text:span text:style-name="Emphasis"><text:span text:style-name="T4">- Un fait à venir</text:span></text:span></text:p>
      <text:h text:style-name="Heading_20_3" text:outline-level="3"><text:span text:style-name="Emphasis"><text:span text:style-name="T4">Tags</text:span></text:span></text:h>
      <text:h text:style-name="Heading_20_4" text:outline-level="4"><text:span text:style-name="Emphasis"><text:span text:style-name="T4">Demander confirmation</text:span></text:span></text:h>
      <text:p text:style-name="Text_20_body"><text:span text:style-name="Emphasis"><text:span text:style-name="T4">La traduction de l'expression française "n'est-ce pas ?" qui vient à la fin d'une question passe se traduit par :</text:span></text:span></text:p>
      <text:p text:style-name="Text_20_body"><text:span text:style-name="Emphasis"><text:span text:style-name="T4">- </text:span></text:span><text:span text:style-name="Emphasis"><text:span text:style-name="T7">Auxiliaire + not + </text:span></text:span><text:span text:style-name="Emphasis"><text:span text:style-name="T8">S</text:span></text:span><text:span text:style-name="Emphasis"><text:span text:style-name="T4"> si la proposition est à la forme </text:span></text:span><text:span text:style-name="Emphasis"><text:span text:style-name="T5">+</text:span></text:span><text:span text:style-name="Emphasis"><text:span text:style-name="T4">.</text:span></text:span></text:p>
      <text:p text:style-name="Text_20_body"><text:span text:style-name="Emphasis"><text:span text:style-name="T4">- </text:span></text:span><text:span text:style-name="Emphasis"><text:span text:style-name="T7">Auxiliaire + </text:span></text:span><text:span text:style-name="Emphasis"><text:span text:style-name="T8">S</text:span></text:span><text:span text:style-name="Emphasis"><text:span text:style-name="T4"> si la proposition est à la forme -.</text:span></text:span></text:p>
      <text:h text:style-name="Heading_20_4" text:outline-level="4"><text:span text:style-name="Emphasis"><text:span text:style-name="T4">Exprimer la surprise</text:span></text:span></text:h>
      <text:p text:style-name="Text_20_body"><text:span text:style-name="Emphasis"><text:span text:style-name="T4">On peut également utiliser le tag pour exprimer une surprise face à ce qui vient d'être dit selon la structure :</text:span></text:span></text:p>
      <text:p text:style-name="Text_20_body"><text:span text:style-name="Emphasis"><text:span text:style-name="T4"/></text:span></text:p>
      <text:p text:style-name="Text_20_body"><text:soft-page-break/><text:span text:style-name="Emphasis"><text:span text:style-name="T4">-</text:span></text:span><text:span text:style-name="Emphasis"><text:span text:style-name="T7"> Auxiliaire + </text:span></text:span><text:span text:style-name="Emphasis"><text:span text:style-name="T9">S</text:span></text:span><text:span text:style-name="Emphasis"><text:span text:style-name="T4"> si la proposition est à la forme affirmative.</text:span></text:span></text:p>
      <text:p text:style-name="Text_20_body"><text:span text:style-name="Emphasis"><text:span text:style-name="T4">- </text:span></text:span><text:span text:style-name="Emphasis"><text:span text:style-name="T7">Auxiliaire + not + </text:span></text:span><text:span text:style-name="Emphasis"><text:span text:style-name="T9">S</text:span></text:span><text:span text:style-name="Emphasis"><text:span text:style-name="T4"> si la proposition est à la forme négative.</text:span></text:span></text:p>
      <text:p text:style-name="Text_20_body"><text:span text:style-name="Emphasis"><text:span text:style-name="T4"/></text:span></text:p>
      <text:h text:style-name="P2" text:outline-level="2"><text:span text:style-name="Emphasis"><text:span text:style-name="T5">Le présent </text:span></text:span><text:span text:style-name="Emphasis"><text:span text:style-name="T6">en Be + Ving</text:span></text:span></text:h>
      <text:h text:style-name="P3" text:outline-level="3"><text:span text:style-name="Emphasis"><text:span text:style-name="T4">Formation</text:span></text:span></text:h>
      <text:h text:style-name="P4" text:outline-level="4"><text:span text:style-name="Emphasis"><text:span text:style-name="T4">Forme +</text:span></text:span></text:h>
      <text:p text:style-name="P7"><text:span text:style-name="Emphasis"><text:span text:style-name="T6">On le forme avec : </text:span></text:span><text:span text:style-name="Emphasis"><text:span text:style-name="T9">S + be + base verbale + -ing</text:span></text:span></text:p>
      <text:h text:style-name="P5" text:outline-level="4"><text:span text:style-name="Emphasis"><text:span text:style-name="T4">Forme – </text:span></text:span><text:span text:style-name="Emphasis"><text:span text:style-name="T6">(S + Be + not + BV + ing)</text:span></text:span></text:h>
      <text:p text:style-name="P6"><text:span text:style-name="Emphasis"><text:span text:style-name="T4">la négation porte sur l'auxiliaire.</text:span></text:span></text:p>
      <text:h text:style-name="P4" text:outline-level="4"><text:span text:style-name="Emphasis"><text:span text:style-name="T4">Forme ? </text:span></text:span><text:span text:style-name="Emphasis"><text:span text:style-name="T6">(Be + S + BV + ing)</text:span></text:span></text:h>
      <text:p text:style-name="P6"><text:span text:style-name="Emphasis"><text:span text:style-name="T6">O</text:span></text:span><text:span text:style-name="Emphasis"><text:span text:style-name="T4">n inverse le sujet et l'auxiliaire.</text:span></text:span></text:p>
      <text:h text:style-name="P3" text:outline-level="3"><text:span text:style-name="Emphasis"><text:span text:style-name="T4">Utilisation</text:span></text:span></text:h>
      <text:p text:style-name="P6"><text:span text:style-name="Emphasis"><text:span text:style-name="T4">Le présent continu peut servir à exprimer :</text:span></text:span></text:p>
      <text:p text:style-name="P6"><text:span text:style-name="Emphasis"><text:span text:style-name="T4">- Une action en cours au moment où le locuteur s'exprime</text:span></text:span></text:p>
      <text:p text:style-name="P6"><text:span text:style-name="Emphasis"><text:span text:style-name="T4">- Une description</text:span></text:span></text:p>
      <text:p text:style-name="P6"><text:span text:style-name="Emphasis"><text:span text:style-name="T4">- Un agacement dû à une répétition</text:span></text:span></text:p>
      <text:p text:style-name="P6"><text:span text:style-name="Emphasis"><text:span text:style-name="T4">- Un renvoi à l'avenir sous forme d'une prévision</text:span></text:span></text:p>
      <text:h text:style-name="P3" text:outline-level="3"><text:span text:style-name="Emphasis"><text:span text:style-name="T4">Tags</text:span></text:span></text:h>
      <text:h text:style-name="P5" text:outline-level="4"><text:span text:style-name="Emphasis"><text:span text:style-name="T4">Demander confirmation</text:span></text:span></text:h>
      <text:p text:style-name="P7"><text:span text:style-name="Emphasis"><text:span text:style-name="T4">La traduction de l'expression française "n'est-ce pas ?" </text:span></text:span><text:span text:style-name="Emphasis"><text:span text:style-name="T6">se traduit par</text:span></text:span><text:span text:style-name="Emphasis"><text:span text:style-name="T4"> :</text:span></text:span></text:p>
      <text:p text:style-name="P7"><text:span text:style-name="Emphasis"><text:span text:style-name="T4">- </text:span></text:span><text:span text:style-name="Emphasis"><text:span text:style-name="T7">Be + not + </text:span></text:span><text:span text:style-name="Emphasis"><text:span text:style-name="T9">S</text:span></text:span><text:span text:style-name="Emphasis"><text:span text:style-name="T4"> si la proposition est à la forme affirmative.</text:span></text:span></text:p>
      <text:p text:style-name="P7"><text:span text:style-name="Emphasis"><text:span text:style-name="T4">- </text:span></text:span><text:span text:style-name="Emphasis"><text:span text:style-name="T7">Be + </text:span></text:span><text:span text:style-name="Emphasis"><text:span text:style-name="T9">S</text:span></text:span><text:span text:style-name="Emphasis"><text:span text:style-name="T4"> si la proposition est à la forme négative.</text:span></text:span></text:p>
      <text:p text:style-name="P7"><text:span text:style-name="Emphasis"><text:span text:style-name="T4">⚠ Pour former un tag à la première personne du singulier à la forme négative, on utilise </text:span></text:span><text:span text:style-name="Emphasis"><text:span text:style-name="Strong_20_Emphasis"><text:span text:style-name="T4">are</text:span></text:span></text:span><text:span text:style-name="Emphasis"><text:span text:style-name="T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6H16M54S</meta:editing-duration>
    <meta:editing-cycles>32</meta:editing-cycles>
    <meta:generator>LibreOffice/7.3.4.2$Linux_X86_64 LibreOffice_project/30$Build-2</meta:generator>
    <dc:title>TST</dc:title>
    <dc:date>2022-08-03T10:43:29.683979189</dc:date>
    <meta:document-statistic meta:table-count="0" meta:image-count="0" meta:object-count="0" meta:page-count="2" meta:paragraph-count="50" meta:word-count="401" meta:character-count="2036" meta:non-whitespace-character-count="1684"/>
    <meta:template xlink:type="simple" xlink:actuate="onRequest" xlink:title="TST" xlink:href="../../../../../.config/libreoffice/4/user/template/TST.ott" meta:date="2022-07-24T14:18:57.807227489"/>
  </office:meta>
</office:document-meta>
</file>